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5cm"/>
      <style:paragraph-properties style:writing-mode="lr-tb"/>
    </style:style>
    <style:style style:name="pr5" style:family="presentation" style:parent-style-name="Standard-outline1">
      <style:graphic-properties fo:min-height="11.93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fo:min-height="2.65cm"/>
      <style:paragraph-properties style:writing-mode="lr-tb"/>
    </style:style>
    <style:style style:name="pr8" style:family="presentation" style:parent-style-name="Standard-outline1" style:list-style-name="L3">
      <style:graphic-properties fo:min-height="9.136cm"/>
      <style:paragraph-properties style:writing-mode="lr-tb"/>
    </style:style>
    <style:style style:name="pr9" style:family="presentation" style:parent-style-name="Standard-notes">
      <style:graphic-properties draw:fill-color="#ffffff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2.65cm"/>
      <style:paragraph-properties style:writing-mode="lr-tb"/>
    </style:style>
    <style:style style:name="pr11" style:family="presentation" style:parent-style-name="Standard_20_2-outline1">
      <style:graphic-properties fo:min-height="11.93cm"/>
      <style:paragraph-properties style:writing-mode="lr-tb"/>
    </style:style>
    <style:style style:name="pr12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hyphenate="false" loext:hyphenation-no-caps="fals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79cm)" presentation:class="title" presentation:user-transformed="true">
          <draw:text-box>
            <text:p>開発演習発表</text:p>
          </draw:text-box>
        </draw:frame>
        <draw:frame presentation:style-name="pr2" draw:text-style-name="P2" draw:layer="layout" svg:width="24.454cm" svg:height="2.491cm" draw:transform="skewX (3.05642976638875E-017) rotate (0.140499004785544) translate (1.654cm 11.924cm)">
          <draw:text-box>
            <text:list text:style-name="L1">
              <text:list-header>
                <text:p text:style-name="P1"><text:author-name text:fixed="false"> </text:author-name>チーム：ねこなべしま</text:p>
                <text:p text:style-name="P1">小堀　中島　根岸　渡邊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195cm 1.973cm)" presentation:class="title" presentation:user-transformed="true">
          <draw:text-box>
            <text:p>ねこなべしま</text:p>
          </draw:text-box>
        </draw:frame>
        <draw:frame presentation:style-name="pr5" draw:layer="layout" svg:width="24.639cm" svg:height="9.135cm" svg:x="1.399cm" svg:y="4.959cm" presentation:class="outline" presentation:user-transformed="true">
          <draw:text-box>
            <text:list text:style-name="L2">
              <text:list-item>
                <text:p>プロジェクトリーダー</text:p>
                <text:list>
                  <text:list-item>
                    <text:list>
                      <text:list-header>
                        <text:p>中島　環</text:p>
                      </text:list-header>
                    </text:list>
                  </text:list-item>
                </text:list>
              </text:list-item>
              <text:list-item>
                <text:p>テクニカルリーダー</text:p>
                <text:list>
                  <text:list-item>
                    <text:list>
                      <text:list-header>
                        <text:p>渡邊　健成</text:p>
                      </text:list-header>
                    </text:list>
                  </text:list-item>
                </text:list>
              </text:list-item>
              <text:list-item>
                <text:p>ドキュメントリーダー</text:p>
                <text:list>
                  <text:list-item>
                    <text:list>
                      <text:list-header>
                        <text:p>小堀　優香</text:p>
                      </text:list-header>
                    </text:list>
                  </text:list-item>
                </text:list>
              </text:list-item>
              <text:list-item>
                <text:p>テストリーダー</text:p>
                <text:list>
                  <text:list-item>
                    <text:list>
                      <text:list-header>
                        <text:p>根岸　英介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presentation:style-name="pr7" draw:layer="layout" svg:width="25.005cm" svg:height="2.65cm" svg:x="0.495cm" svg:y="1.5cm" presentation:class="title" presentation:user-transformed="true">
          <draw:text-box>
            <text:p>アウトライン</text:p>
          </draw:text-box>
        </draw:frame>
        <draw:frame presentation:style-name="pr8" draw:text-style-name="P4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 text:style-name="P4">1.　チームの目標</text:p>
                <text:p text:style-name="P4">2.　各個人の目標</text:p>
                <text:p text:style-name="P4">3.　作成物概要</text:p>
                <text:p text:style-name="P4">4.　工夫した点</text:p>
                <text:p text:style-name="P4">5.　デモ</text:p>
                <text:p text:style-name="P4">6.　苦労した点</text:p>
                <text:p text:style-name="P4">7.　今後の課題</text:p>
                <text:p text:style-name="P4">8.　総括</text:p>
                <text:p text:style-name="P4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3" draw:id="id3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0.286cm 3.916cm)" presentation:class="title" presentation:user-transformed="true">
          <draw:text-box>
            <text:p>チームの目標</text:p>
          </draw:text-box>
        </draw:frame>
        <draw:frame presentation:style-name="pr11" draw:layer="layout" svg:width="24.639cm" svg:height="5.988cm" svg:x="1.68cm" svg:y="7.358cm" presentation:class="outline" presentation:user-transformed="true">
          <draw:text-box>
            <text:list text:style-name="L2">
              <text:list-header>
                <text:p>消費者・管理者、双方にとって使いやすい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office:forms form:automatic-focus="false" form:apply-design-mode="false"/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クリックしてタイトルテキストを編集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番号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番号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7T14:30:32.099000000</meta:creation-date>
    <meta:editing-duration>PT8M46S</meta:editing-duration>
    <meta:editing-cycles>2</meta:editing-cycles>
    <meta:generator>LibreOffice/7.1.0.3$Windows_X86_64 LibreOffice_project/f6099ecf3d29644b5008cc8f48f42f4a40986e4c</meta:generator>
    <dc:title>Progress</dc:title>
    <dc:date>2021-05-27T14:50:38.489000000</dc:date>
    <meta:document-statistic meta:object-count="85"/>
  </office:meta>
</office:document-meta>
</file>